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text-properties officeooo:rsid="0027116b" officeooo:paragraph-rsid="0027462a"/>
    </style:style>
    <style:style style:name="P6" style:family="paragraph" style:parent-style-name="Heading_20_3">
      <style:text-properties officeooo:paragraph-rsid="002f3cf5"/>
    </style:style>
    <style:style style:name="P7" style:family="paragraph" style:parent-style-name="Heading_20_2">
      <style:text-properties officeooo:paragraph-rsid="002f3cf5"/>
    </style:style>
    <style:style style:name="P8" style:family="paragraph" style:parent-style-name="Text_20_body">
      <style:text-properties officeooo:rsid="001dd07a" officeooo:paragraph-rsid="002f3cf5"/>
    </style:style>
    <style:style style:name="P9" style:family="paragraph" style:parent-style-name="Text_20_body">
      <style:text-properties officeooo:rsid="001dd07a" officeooo:paragraph-rsid="0030198b"/>
    </style:style>
    <style:style style:name="P10" style:family="paragraph" style:parent-style-name="Heading_20_1" style:master-page-name="Right_20_Page">
      <style:paragraph-properties style:page-number="auto"/>
      <style:text-properties officeooo:rsid="001dd07a" officeooo:paragraph-rsid="002f3cf5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382050"/>
    </style:style>
    <style:style style:name="T6" style:family="text">
      <style:text-properties officeooo:rsid="001dd07a"/>
    </style:style>
    <style:style style:name="T7" style:family="text">
      <style:text-properties officeooo:rsid="003938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North Country</text:h>
      <text:p text:style-name="P7">(The Rankin Family)</text:p>
      <text:p text:style-name="P6"><text:span text:style-name="T6">[VERSE 1]</text:span></text:p>
      <text:p text:style-name="P8">G</text:p>
      <text:p text:style-name="P8">I'm heading back to the North Country</text:p>
      <text:p text:style-name="P8"><text:s text:c="9"/>F <text:s text:c="8"/>C <text:s text:c="4"/>G</text:p>
      <text:p text:style-name="P8">With the cold wind in my eyes</text:p>
      <text:p text:style-name="P8">G</text:p>
      <text:p text:style-name="P8">I'll be there by sunset</text:p>
      <text:p text:style-name="P8">F <text:s text:c="9"/>C <text:s text:c="9"/>G <text:s text:c="6"/>C <text:s text:c="2"/><text:span text:style-name="T5">G</text:span></text:p>
      <text:p text:style-name="P8">Before the first snow flies</text:p>
      <text:p text:style-name="P6">[CHORUS 1]</text:p>
      <text:p text:style-name="P8">F <text:s text:c="23"/>C</text:p>
      <text:p text:style-name="P8">Rustle the leaves on the ground</text:p>
      <text:p text:style-name="P8">C <text:s text:c="25"/>G <text:s text:c="5"/>C <text:s/>G</text:p>
      <text:p text:style-name="P8">This crazy feelin' hangin' round</text:p>
      <text:p text:style-name="P8">F <text:s text:c="15"/>C</text:p>
      <text:p text:style-name="P8">I'll be remember now and then</text:p>
      <text:p text:style-name="P8">Am <text:s text:c="16"/>Em <text:s text:c="11"/>F <text:s text:c="5"/>C <text:s/>G</text:p>
      <text:p text:style-name="P8">But don't ask when I'll be back again</text:p>
      <text:p text:style-name="P6">[VERSE 2]</text:p>
      <text:p text:style-name="P8">G</text:p>
      <text:p text:style-name="P8">Had this dream late one night</text:p>
      <text:p text:style-name="P9"><text:s text:c="6"/>F <text:s text:c="15"/>C <text:s text:c="10"/>G</text:p>
      <text:p text:style-name="P9">'Bout working with the gang at the Mull River drive</text:p>
      <text:p text:style-name="P8">G <text:s text:c="25"/></text:p>
      <text:p text:style-name="P8">Danny, me and Freddy Wright</text:p>
      <text:p text:style-name="P9"><text:s text:c="7"/>F <text:s text:c="9"/>C <text:s text:c="10"/>G <text:s text:c="11"/>C <text:s/>G</text:p>
      <text:p text:style-name="P9">making a dollar a day Just to stay alive.</text:p>
      <text:p text:style-name="P6">[CHORUS 2]</text:p>
      <text:p text:style-name="P8">F <text:s text:c="23"/>C</text:p>
      <text:p text:style-name="P8">Rustle the leaves on the ground</text:p>
      <text:p text:style-name="P8">C <text:s text:c="13"/><text:span text:style-name="T5">G</text:span> <text:s text:c="11"/>C <text:s/>G</text:p>
      <text:p text:style-name="P8">Cold hard rain comin down</text:p>
      <text:p text:style-name="P8"><text:soft-page-break/>F <text:s text:c="20"/>C</text:p>
      <text:p text:style-name="P8">Sleeping there on the dark damp earth</text:p>
      <text:p text:style-name="P8">Am <text:s text:c="18"/>Em <text:s text:c="14"/>F <text:s text:c="6"/>C</text:p>
      <text:p text:style-name="P8">For what it's worth, no reason can be found</text:p>
      <text:p text:style-name="P8"><text:s text:c="16"/>G</text:p>
      <text:p text:style-name="P8">No, it can't be found</text:p>
      <text:p text:style-name="P6">[VERSE 3]</text:p>
      <text:p text:style-name="P8">G</text:p>
      <text:p text:style-name="P8">So if you're passing through the North Country</text:p>
      <text:p text:style-name="P8"><text:s text:c="9"/>F <text:s text:c="5"/>C <text:s text:c="6"/>G</text:p>
      <text:p text:style-name="P8">With the sunset in your eyes</text:p>
      <text:p text:style-name="P8">G</text:p>
      <text:p text:style-name="P8">You may find me on the rocky shore</text:p>
      <text:p text:style-name="P8">F <text:s text:c="6"/>C <text:s text:c="5"/>G <text:s text:c="5"/>C <text:s/>G</text:p>
      <text:p text:style-name="P8">Of that lonely Isle</text:p>
      <text:p text:style-name="P6">[CHORUS 2]</text:p>
      <text:p text:style-name="P8">F <text:s text:c="23"/>C</text:p>
      <text:p text:style-name="P8">Rustle the leaves on the ground</text:p>
      <text:p text:style-name="P8">C <text:s text:c="13"/>G <text:s text:c="10"/>C <text:s/>G</text:p>
      <text:p text:style-name="P8">Cold hard rain comin down</text:p>
      <text:p text:style-name="P8">F <text:s text:c="20"/>C</text:p>
      <text:p text:style-name="P8">Sleeping there on the dark damp earth</text:p>
      <text:p text:style-name="P8">Am <text:s text:c="18"/>Em <text:s text:c="14"/>F <text:s text:c="6"/>C</text:p>
      <text:p text:style-name="P8">For what it's worth, no reason can be found</text:p>
      <text:p text:style-name="P8"><text:s text:c="16"/>G</text:p>
      <text:p text:style-name="P8">No, it can't be found</text:p>
      <text:p text:style-name="P6">[VERSE 4]</text:p>
      <text:p text:style-name="P8">G</text:p>
      <text:p text:style-name="P8">I'm heading back to the North Country</text:p>
      <text:p text:style-name="P8"><text:s text:c="9"/>F <text:s text:c="8"/>C <text:s text:c="4"/>G</text:p>
      <text:p text:style-name="P8">With the cold wind in my eyes</text:p>
      <text:p text:style-name="P8">G</text:p>
      <text:p text:style-name="P8">I'll be there by sunset</text:p>
      <text:p text:style-name="P8">F <text:s text:c="9"/>C <text:s text:c="9"/>G <text:s text:c="5"/>C <text:s/>G</text:p>
      <text:p text:style-name="P8">Before the first snow flies</text:p>
      <text:p text:style-name="P6"><text:soft-page-break/>[CHORUS 1]</text:p>
      <text:p text:style-name="P8">F <text:s text:c="23"/>C</text:p>
      <text:p text:style-name="P8">Rustle the leaves on the ground</text:p>
      <text:p text:style-name="P8">C <text:s text:c="25"/>G <text:s text:c="5"/>C <text:s/>G</text:p>
      <text:p text:style-name="P8">This crazy feelin' hangin' round</text:p>
      <text:p text:style-name="P8">F <text:s text:c="15"/>C</text:p>
      <text:p text:style-name="P8">I'll be remember now and then</text:p>
      <text:p text:style-name="P8">Am <text:s text:c="16"/>Em <text:s text:c="11"/>F <text:s text:c="5"/>C <text:s/>G</text:p>
      <text:p text:style-name="P8">But don't ask when I'll be back again</text:p>
      <text:p text:style-name="P6">[CHORUS 2]</text:p>
      <text:p text:style-name="P8">F <text:s text:c="23"/>C</text:p>
      <text:p text:style-name="P8">Rustle the leaves on the ground</text:p>
      <text:p text:style-name="P8">C <text:s text:c="19"/>G <text:s text:c="5"/>C <text:s/>G</text:p>
      <text:p text:style-name="P8">Cold hard rain comin down</text:p>
      <text:p text:style-name="P8">F <text:s text:c="30"/>C</text:p>
      <text:p text:style-name="P8">Sleeping there on the dark damp earth</text:p>
      <text:p text:style-name="P8">Am <text:s text:c="18"/>Em <text:s text:c="14"/>F <text:s text:c="6"/>C</text:p>
      <text:p text:style-name="P8">For what it's worth, no reason can be found</text:p>
      <text:p text:style-name="P8"><text:s text:c="16"/>G</text:p>
      <text:p text:style-name="P8">No, it can't be found</text:p>
      <text:p text:style-name="P6">[OUTRO]</text:p>
      <text:p text:style-name="P8"><text:span text:style-name="T7">C</text:span> <text:s text:c="15"/>G</text:p>
      <text:p text:style-name="P8"><text:span text:style-name="T5">And I'll be back aga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5M5S</meta:editing-duration>
    <meta:editing-cycles>33</meta:editing-cycles>
    <meta:generator>LibreOffice/5.3.6.1$MacOSX_X86_64 LibreOffice_project/686f202eff87ef707079aeb7f485847613344eb7</meta:generator>
    <dc:title>Lyrics + Chords</dc:title>
    <dc:date>2017-10-17T10:53:39.486883000</dc:date>
    <meta:print-date>2017-04-03T12:23:29.985893000</meta:print-date>
    <meta:document-statistic meta:table-count="0" meta:image-count="0" meta:object-count="0" meta:page-count="3" meta:paragraph-count="92" meta:word-count="386" meta:character-count="2385" meta:non-whitespace-character-count="127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